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color="#069a2e" loext:opacity="100%" style:font-name="Quicksand Light" fo:font-size="10.5pt" officeooo:rsid="02c340e5" officeooo:paragraph-rsid="02c340e5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4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bf480" officeooo:paragraph-rsid="027bf480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c0a77b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text-align="left" style:justify-single-word="false"/>
      <style:text-properties fo:font-variant="small-caps" fo:color="#c9211e" loext:opacity="100%" style:font-name="Cantarell" fo:font-size="10.5pt" fo:font-weight="normal" officeooo:rsid="03d52ebc" officeooo:paragraph-rsid="03d52ebc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3d52ebc" officeooo:paragraph-rsid="03d52ebc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fo:font-weight="bold" officeooo:paragraph-rsid="027a7113" style:font-weight-asian="bold" style:font-weight-complex="bold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7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8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7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8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4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3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fo:font-variant="small-caps" fo:font-weight="bold" style:font-weight-asian="bold" style:font-weight-complex="bold"/>
    </style:style>
    <style:style style:name="T20" style:family="text">
      <style:text-properties officeooo:rsid="03983e37"/>
    </style:style>
    <style:style style:name="T21" style:family="text">
      <style:text-properties officeooo:rsid="027d045e"/>
    </style:style>
    <style:style style:name="T22" style:family="text">
      <style:text-properties officeooo:rsid="0306fa35"/>
    </style:style>
    <style:style style:name="T23" style:family="text">
      <style:text-properties fo:color="#000000" loext:opacity="100%" style:font-name="Cantarell" fo:font-size="16pt" officeooo:rsid="027a7113" fo:background-color="#ffffff" loext:char-shading-value="0" style:font-size-asian="16pt" style:font-size-complex="16pt"/>
    </style:style>
    <style:style style:name="T24" style:family="text">
      <style:text-properties officeooo:rsid="0357f2f5"/>
    </style:style>
    <style:style style:name="T25" style:family="text">
      <style:text-properties officeooo:rsid="02873e7a"/>
    </style:style>
    <style:style style:name="T26" style:family="text">
      <style:text-properties officeooo:rsid="0368dd32"/>
    </style:style>
    <style:style style:name="T27" style:family="text">
      <style:text-properties style:text-underline-style="none" fo:background-color="#ffffff" loext:char-shading-value="0" loext:padding="0cm" loext:border="none" loext:shadow="none"/>
    </style:style>
    <style:style style:name="T28" style:family="text">
      <style:text-properties loext:padding="0cm" loext:border="none" loext:shadow="none"/>
    </style:style>
    <style:style style:name="T29" style:family="text">
      <style:text-properties officeooo:rsid="003df92e" fo:background-color="#ffffff" loext:char-shading-value="0"/>
    </style:style>
    <style:style style:name="T30" style:family="text">
      <style:text-properties officeooo:rsid="016b4424"/>
    </style:style>
    <style:style style:name="T31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<text:span text:style-name="T19">FREE SOFTWARE FOUNDATION</text:span></text:p>
      </text:section>
      <text:section text:style-name="Sect1" text:name="Section2">
        <text:p text:style-name="P13">Scientific assistant</text:p>
        <text:p text:style-name="P14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<text:span text:style-name="T20">INUX</text:span> Kernel</text:p>
        <text:p text:style-name="P19"/>
        <text:p text:style-name="P20">L<text:span text:style-name="T21">ONG TERM KERNEL 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6">Maintainer</text:p>
        <text:p text:style-name="P27">GNU <text:s/>PROJECT</text:p>
        <text:p text:style-name="P28"/>
        <text:p text:style-name="P28"/>
        <text:p text:style-name="P28"/>
        <text:p text:style-name="P29"/>
        <text:p text:style-name="P29"/>
        <text:p text:style-name="P30">A<text:span text:style-name="T22">ccessibility</text:span></text:p>
        <text:p text:style-name="P31"/>
        <text:p text:style-name="P31"/>
        <text:p text:style-name="P32">SEEING</text:p>
        <text:p text:style-name="P32">HEARING</text:p>
        <text:p text:style-name="P32">TYPING</text:p>
        <text:p text:style-name="P32">POINTING AND CLICKING</text:p>
        <text:p text:style-name="P33">ZOOM</text:p>
        <text:p text:style-name="P31"/>
        <text:p text:style-name="P34"><text:span text:style-name="T23"/></text:p>
      </text:section>
      <text:section text:style-name="Sect2" text:name="Section1">
        <text:p text:style-name="P35"/>
        <text:p text:style-name="P36"/>
        <text:p text:style-name="P37">R<text:span text:style-name="T24">ESEARCH</text:span></text:p>
        <text:p text:style-name="P38"/>
        <text:p text:style-name="P39">KNOWLEDGE <text:span text:style-name="T25">BUILDING</text:span></text:p>
        <text:p text:style-name="P40">SOFTWARE INSTALLERS</text:p>
        <text:p text:style-name="P41">OPERATING <text:s/>SYSTEM</text:p>
        <text:p text:style-name="P42">ALGORITHMS</text:p>
        <text:p text:style-name="P43"/>
        <text:p text:style-name="P35"/>
        <text:p text:style-name="P35"/>
        <text:p text:style-name="P44">O<text:span text:style-name="T26">PEN</text:span> Art</text:p>
        <text:p text:style-name="P45"/>
        <text:p text:style-name="P46">WORKING WITH <text:s/>PLYMOUTH</text:p>
        <text:p text:style-name="P47">CODING STANDARDS</text:p>
        <text:p text:style-name="P48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9"/>
            <text:p text:style-name="P49"/>
            <text:p text:style-name="P50">CERTIFICATION</text:p>
            <text:p text:style-name="P51"><text:span text:style-name="T27">Python for Everybody</text:span><text:span text:style-name="T28">,</text:span> a 5-course specialization by University of Michigan on Coursera. </text:p>
            <text:p text:style-name="P52">Specialization Certificate earned on April 12, 2016</text:p>
            <text:p text:style-name="P53"/>
            <text:p text:style-name="P53"/>
            <text:p text:style-name="P54"><text:span text:style-name="T13">E</text:span><text:span text:style-name="T29">DUCATION</text:span></text:p>
            <text:p text:style-name="P55"><text:span text:style-name="T30">S</text:span>ri Ramakrishna Engineering College,1996-2000</text:p>
            <text:p text:style-name="P56">Bachelor of <text:span text:style-name="T27">Computer Science and Engineering</text:span></text:p>
            <text:p text:style-name="P57">Bharathiar University.</text:p>
            <text:p text:style-name="P58"/>
            <text:p text:style-name="P59"/>
            <text:p text:style-name="P60">PERSONAL DETAILS</text:p>
            <text:p text:style-name="P61">DOB 31.12 1976</text:p>
            <text:p text:style-name="P61">FLAT No. 807 ,Devadeyam Elder Village</text:p>
            <text:p text:style-name="P61">Pallissery T<text:span text:style-name="T31">h</text:span>rissur. P.O Arattupuzha</text:p>
            <text:p text:style-name="P61">V<text:span text:style-name="T31">allachira</text:span>, K<text:span text:style-name="T31">erala. </text:span><text:s/>680562. India</text:p>
            <text:p text:style-name="P61">Phone number: ‪9895580465‬</text:p>
            <text:p text:style-name="P62"/>
            <text:p text:style-name="P63"><text:s/></text:p>
            <text:p text:style-name="P64"/>
            <text:p text:style-name="P64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17:45:41.868068335</dc:date>
    <meta:editing-duration>P1DT22H21S</meta:editing-duration>
    <meta:editing-cycles>658</meta:editing-cycles>
    <meta:generator>LibreOffice/26.2.0.3$Linux_X86_64 LibreOffice_project/620$Build-3</meta:generator>
    <meta:print-date>2026-03-10T00:57:43.922669866</meta:print-date>
    <meta:printed-by>PDF files</meta:printed-by>
    <meta:document-statistic meta:table-count="0" meta:image-count="0" meta:object-count="0" meta:page-count="1" meta:paragraph-count="50" meta:word-count="135" meta:character-count="1066" meta:non-whitespace-character-count="917"/>
  </office:meta>
</office:document-meta>
</file>